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400000352A384F963.png"/>
  <manifest:file-entry manifest:media-type="image/png" manifest:full-path="Pictures/100002010000022D000002DDE04A7DFF.png"/>
  <manifest:file-entry manifest:media-type="image/jpeg" manifest:full-path="Pictures/10000000000003B00000030A99CFEB7A.jpg"/>
  <manifest:file-entry manifest:media-type="image/jpeg" manifest:full-path="Pictures/10000000000003AF000001A28E0784A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aphics2" text:anchor-type="paragraph" svg:width="15.771cm" svg:height="22.491cm" draw:z-index="0"><draw:image xlink:href="Pictures/100002010000025400000352A384F963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graphics3" text:anchor-type="paragraph" svg:width="14.739cm" svg:height="19.396cm" draw:z-index="1"><draw:image xlink:href="Pictures/100002010000022D000002DDE04A7DF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Графический объект1" text:anchor-type="paragraph" svg:width="16.999cm" svg:height="7.534cm" draw:z-index="2"><draw:image xlink:href="Pictures/10000000000003AF000001A28E0784AD.jpg" xlink:type="simple" xlink:show="embed" xlink:actuate="onLoad"/></draw:frame><draw:frame draw:style-name="fr4" draw:name="Графический объект2" text:anchor-type="paragraph" svg:x="0cm" svg:y="7.532cm" svg:width="16.999cm" svg:height="14.009cm" draw:z-index="3"><draw:image xlink:href="Pictures/10000000000003B00000030A99CFEB7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19S</meta:editing-duration>
    <meta:editing-cycles>6</meta:editing-cycles>
    <meta:generator>OpenOffice/4.1.0$Win32 OpenOffice.org_project/410m18$Build-9764</meta:generator>
    <dc:date>2018-03-18T20:58:13.28</dc:date>
    <meta:document-statistic meta:table-count="0" meta:image-count="4" meta:object-count="0" meta:page-count="3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